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tillium Web" svg:font-family="'Titillium Web'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21212" style:font-name="Titillium Web" fo:font-size="28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21212" style:font-name="monospace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121212" fo:letter-spacing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ff3300" style:font-name="Titillium Web" fo:font-size="16pt" fo:letter-spacing="normal" fo:font-style="normal" fo:font-weight="normal" style:font-size-asian="16pt" style:font-size-complex="16pt"/>
    </style:style>
    <style:style style:name="P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ff3300" style:font-name="Titillium Web" fo:font-size="16pt" fo:letter-spacing="normal" fo:font-style="normal" fo:font-weight="normal" style:font-size-asian="16pt" style:font-size-complex="16pt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ff3300" style:font-name="Titillium Web" fo:font-size="16pt" fo:letter-spacing="normal" fo:font-style="normal" fo:font-weight="normal"/>
    </style:style>
    <style:style style:name="P7" style:family="paragraph" style:parent-style-name="Heading_20_3">
      <style:text-properties fo:font-variant="normal" fo:text-transform="none" fo:color="#121212" style:font-name="Titillium Web" fo:font-size="28.5pt" fo:letter-spacing="normal" fo:font-style="normal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21212" fo:font-size="28.5pt" fo:font-weight="bold"/>
    </style:style>
    <style:style style:name="T4" style:family="text">
      <style:text-properties style:font-size-asian="16pt" style:font-size-complex="16pt"/>
    </style:style>
    <style:style style:name="T5" style:family="text">
      <style:text-properties fo:font-variant="normal" fo:text-transform="none" fo:color="#121212" style:font-name="Titillium Web" fo:font-size="28.5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Rozdzielczości urządzeń mobilnych</text:h>
      <text:p text:style-name="P1"><text:a xlink:type="simple" xlink:href="https://pl.wikipedia.org/wiki/Rozdzielczość_ekranu" text:style-name="Internet_20_link" text:visited-style-name="Visited_20_Internet_20_Link"><text:span text:style-name="T2">https://pl.wikipedia.org/wiki/Rozdzielczo%C5%9B%C4%87_ekranu</text:span></text:a><text:span text:style-name="T2"> </text:span></text:p>
      <text:list xml:id="list7352962573117317781" text:style-name="L1">
        <text:list-item>
          <text:p text:style-name="P5"><text:s/>1050px (komputer)</text:p>
        </text:list-item>
        <text:list-item>
          <text:p text:style-name="P5"><text:s/>950px (tablet poziomo)</text:p>
        </text:list-item>
        <text:list-item>
          <text:p text:style-name="P5"><text:s/>750px (tablet pionowo)</text:p>
        </text:list-item>
        <text:list-item>
          <text:p text:style-name="P5"><text:s/>450px (telefon poziomo)</text:p>
        </text:list-item>
        <text:list-item>
          <text:p text:style-name="P6"><text:span text:style-name="T4"><text:s/>300px (telefon pionowo)<text:line-break/><text:line-break/></text:span><text:span text:style-name="T3">Layout strony</text:span></text:p>
        </text:list-item>
      </text:list>
      <text:p text:style-name="P4"/>
      <text:p text:style-name="Standard"><text:line-break/><draw:frame draw:style-name="fr1" draw:name="grafika1" text:anchor-type="as-char" svg:y="-3.459cm" svg:width="16.887cm" svg:height="10.137cm" draw:z-index="0"><draw:image xlink:href="http://www.footstep.pl/images/blog/strona_responsywna_tutorial/layout.jpg" xlink:type="simple" xlink:show="embed" xlink:actuate="onLoad"/></draw:frame> <text:line-break/><text:line-break/><text:soft-page-break/><draw:frame draw:style-name="fr2" draw:name="grafika2" text:anchor-type="as-char" svg:width="17.233cm" svg:height="13.076cm" draw:z-index="1"><draw:image xlink:href="http://www.footstep.pl/images/blog/strona_responsywna_tutorial/layout_mobile.jpg" xlink:type="simple" xlink:show="embed" xlink:actuate="onLoad"/></draw:frame></text:p>
      <text:p text:style-name="Standard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tillium Web" svg:font-family="'Titillium Web'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5S</meta:editing-duration>
    <meta:editing-cycles>3</meta:editing-cycles>
    <meta:generator>OpenOffice/4.1.2$Win32 OpenOffice.org_project/412m3$Build-9782</meta:generator>
    <dc:date>2019-05-18T18:03:58.88</dc:date>
    <meta:document-statistic meta:table-count="0" meta:image-count="2" meta:object-count="0" meta:page-count="2" meta:paragraph-count="9" meta:word-count="25" meta:character-count="233"/>
    <dc:creator>Marek Janczak</dc:creator>
    <meta:user-defined meta:name="Info 1"/>
    <meta:user-defined meta:name="Info 2"/>
    <meta:user-defined meta:name="Info 3"/>
    <meta:user-defined meta:name="Info 4"/>
  </office:meta>
</office:document-meta>
</file>